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style:font-name="Liberation Serif" fo:font-size="9pt" fo:font-weight="bold" officeooo:rsid="00292198" officeooo:paragraph-rsid="00292198" style:font-size-asian="9pt" style:font-weight-asian="bold" style:font-size-complex="9pt" style:font-weight-complex="bold"/>
    </style:style>
    <style:style style:name="P3" style:family="paragraph" style:parent-style-name="Text_20_body">
      <style:text-properties style:font-name="Liberation Serif" fo:font-size="9pt" fo:font-weight="bold" officeooo:rsid="0021ce7e" officeooo:paragraph-rsid="0021ce7e" style:font-size-asian="9pt" style:font-weight-asian="bold" style:font-size-complex="9pt" style:font-weight-complex="bold"/>
    </style:style>
    <style:style style:name="P4" style:family="paragraph" style:parent-style-name="Text_20_body">
      <style:text-properties style:font-name="Liberation Serif" fo:font-size="9pt" fo:font-weight="bold" officeooo:rsid="002e942b" officeooo:paragraph-rsid="002e942b" style:font-size-asian="9pt" style:font-weight-asian="bold" style:font-size-complex="9pt" style:font-weight-complex="bold"/>
    </style:style>
    <style:style style:name="P5" style:family="paragraph" style:parent-style-name="Text_20_body">
      <style:text-properties style:font-name="Liberation Serif" fo:font-size="9pt" fo:font-weight="bold" officeooo:paragraph-rsid="001e508c" style:font-size-asian="9pt" style:font-weight-asian="bold" style:font-size-complex="9pt" style:font-weight-complex="bold"/>
    </style:style>
    <style:style style:name="P6" style:family="paragraph" style:parent-style-name="Text_20_body">
      <style:text-properties style:font-name="Liberation Serif" fo:font-size="9pt" fo:font-weight="bold" officeooo:rsid="0022c287" officeooo:paragraph-rsid="00264bc4" style:font-size-asian="9pt" style:font-weight-asian="bold" style:font-size-complex="9pt" style:font-weight-complex="bold"/>
    </style:style>
    <style:style style:name="P7" style:family="paragraph" style:parent-style-name="Text_20_body">
      <style:text-properties style:font-name="Liberation Serif" fo:font-size="9pt" fo:font-weight="bold" officeooo:rsid="00365908" officeooo:paragraph-rsid="00365908" style:font-size-asian="9pt" style:font-weight-asian="bold" style:font-size-complex="9pt" style:font-weight-complex="bold"/>
    </style:style>
    <style:style style:name="P8" style:family="paragraph" style:parent-style-name="Text_20_body">
      <style:text-properties style:font-name="Liberation Serif" fo:font-size="9pt" style:font-size-asian="9pt" style:font-size-complex="9pt"/>
    </style:style>
    <style:style style:name="P9" style:family="paragraph" style:parent-style-name="Text_20_body">
      <style:text-properties style:font-name="Liberation Serif" fo:font-size="9pt" officeooo:rsid="00292198" officeooo:paragraph-rsid="00292198" style:font-size-asian="9pt" style:font-size-complex="9pt"/>
    </style:style>
    <style:style style:name="P10" style:family="paragraph" style:parent-style-name="Text_20_body">
      <style:text-properties style:font-name="Liberation Serif" fo:font-size="9pt" officeooo:paragraph-rsid="00208551" style:font-size-asian="9pt" style:font-size-complex="9pt"/>
    </style:style>
    <style:style style:name="P11" style:family="paragraph" style:parent-style-name="Text_20_body">
      <style:text-properties style:font-name="Liberation Serif" fo:font-size="9pt" officeooo:rsid="001e508c" officeooo:paragraph-rsid="001e508c" style:font-size-asian="9pt" style:font-size-complex="9pt"/>
    </style:style>
    <style:style style:name="P12" style:family="paragraph" style:parent-style-name="Text_20_body">
      <style:text-properties style:font-name="Liberation Serif" fo:font-size="9pt" officeooo:rsid="00226572" officeooo:paragraph-rsid="00226572" style:font-size-asian="9pt" style:font-size-complex="9pt"/>
    </style:style>
    <style:style style:name="P13" style:family="paragraph" style:parent-style-name="Text_20_body">
      <style:text-properties style:font-name="Liberation Serif" fo:font-size="9pt" officeooo:paragraph-rsid="00314cd5" style:font-size-asian="9pt" style:font-size-complex="9pt"/>
    </style:style>
    <style:style style:name="P14" style:family="paragraph" style:parent-style-name="Text_20_body">
      <style:text-properties style:font-name="Liberation Serif" fo:font-size="9pt" officeooo:rsid="00350937" officeooo:paragraph-rsid="00350937" style:font-size-asian="9pt" style:font-size-complex="9pt"/>
    </style:style>
    <style:style style:name="P15" style:family="paragraph" style:parent-style-name="Text_20_body">
      <style:text-properties style:font-name="Liberation Serif" fo:font-size="9pt" fo:font-weight="normal" officeooo:rsid="0021ce7e" officeooo:paragraph-rsid="0021ce7e" style:font-size-asian="9pt" style:font-weight-asian="normal" style:font-size-complex="9pt" style:font-weight-complex="normal"/>
    </style:style>
    <style:style style:name="P16" style:family="paragraph" style:parent-style-name="Text_20_body">
      <style:text-properties style:font-name="Liberation Serif" fo:font-size="9pt" fo:font-weight="normal" officeooo:rsid="002e942b" officeooo:paragraph-rsid="002e942b" style:font-size-asian="9pt" style:font-weight-asian="normal" style:font-size-complex="9pt" style:font-weight-complex="normal"/>
    </style:style>
    <style:style style:name="P17" style:family="paragraph" style:parent-style-name="Text_20_body">
      <style:text-properties style:font-name="Liberation Serif" fo:font-size="9pt" fo:font-weight="normal" officeooo:rsid="0022c287" officeooo:paragraph-rsid="00264bc4" style:font-size-asian="9pt" style:font-weight-asian="normal" style:font-size-complex="9pt" style:font-weight-complex="normal"/>
    </style:style>
    <style:style style:name="P18" style:family="paragraph" style:parent-style-name="Text_20_body">
      <style:text-properties style:font-name="Liberation Serif" fo:font-size="9pt" fo:font-weight="normal" officeooo:rsid="00264bc4" officeooo:paragraph-rsid="00264bc4" style:font-size-asian="9pt" style:font-weight-asian="normal" style:font-size-complex="9pt" style:font-weight-complex="normal"/>
    </style:style>
    <style:style style:name="P19" style:family="paragraph" style:parent-style-name="Text_20_body">
      <style:text-properties style:font-name="Liberation Serif" fo:font-size="9pt" fo:font-weight="normal" officeooo:rsid="0027cc45" officeooo:paragraph-rsid="0027cc45" style:font-size-asian="9pt" style:font-weight-asian="normal" style:font-size-complex="9pt" style:font-weight-complex="normal"/>
    </style:style>
    <style:style style:name="P20" style:family="paragraph" style:parent-style-name="Text_20_body">
      <style:text-properties style:font-name="Liberation Serif" fo:font-size="9pt" fo:font-weight="normal" officeooo:rsid="0036da98" officeooo:paragraph-rsid="0036da98" style:font-size-asian="9pt" style:font-weight-asian="normal" style:font-size-complex="9pt" style:font-weight-complex="normal"/>
    </style:style>
    <style:style style:name="P21" style:family="paragraph" style:parent-style-name="Preformatted_20_Text">
      <style:text-properties fo:font-variant="normal" fo:text-transform="none" fo:color="#242729" style:font-name="Liberation Serif" fo:font-size="9pt" fo:letter-spacing="normal" fo:font-style="normal" fo:font-weight="normal" officeooo:rsid="0027cc45" officeooo:paragraph-rsid="0027cc45" style:font-size-asian="9pt" style:font-weight-asian="normal" style:font-size-complex="9pt" style:font-weight-complex="normal"/>
    </style:style>
    <style:style style:name="P22" style:family="paragraph" style:parent-style-name="Text_20_body">
      <style:text-properties style:font-name="Liberation Serif" fo:font-size="9pt" officeooo:rsid="00226572" officeooo:paragraph-rsid="00226572" style:font-size-asian="9pt" style:font-size-complex="9pt"/>
    </style:style>
    <style:style style:name="P23" style:family="paragraph" style:parent-style-name="Text_20_body">
      <style:text-properties style:font-name="Liberation Serif" fo:font-size="9pt" officeooo:rsid="003879f9" officeooo:paragraph-rsid="003879f9" style:font-size-asian="9pt" style:font-size-complex="9pt"/>
    </style:style>
    <style:style style:name="P24" style:family="paragraph" style:parent-style-name="Text_20_body">
      <style:text-properties style:font-name="Liberation Serif" fo:font-size="9pt" fo:font-weight="bold" officeooo:rsid="003879f9" officeooo:paragraph-rsid="003879f9" style:font-size-asian="9pt" style:font-weight-asian="bold" style:font-size-complex="9pt" style:font-weight-complex="bold"/>
    </style:style>
    <style:style style:name="T1" style:family="text">
      <style:text-properties officeooo:rsid="001e508c"/>
    </style:style>
    <style:style style:name="T2" style:family="text">
      <style:text-properties officeooo:rsid="001ff80b"/>
    </style:style>
    <style:style style:name="T3" style:family="text">
      <style:text-properties officeooo:rsid="002085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6cc9" style:font-weight-asian="bold" style:font-weight-complex="bold"/>
    </style:style>
    <style:style style:name="T6" style:family="text">
      <style:text-properties officeooo:rsid="00264bc4"/>
    </style:style>
    <style:style style:name="T7" style:family="text">
      <style:text-properties officeooo:rsid="002aa640"/>
    </style:style>
    <style:style style:name="T8" style:family="text">
      <style:text-properties officeooo:rsid="002c447f"/>
    </style:style>
    <style:style style:name="T9" style:family="text">
      <style:text-properties officeooo:rsid="0032fa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repozytoriow z ktorych apt-get bedzie korzystal:</text:p>
      <text:p text:style-name="P13">sudo apt-get update</text:p>
      <text:p text:style-name="P13">sudo apt-get upgrade</text:p>
      <text:p text:style-name="P8"/>
      <text:p text:style-name="P1">Instalacja Javy JRE I JDK:</text:p>
      <text:p text:style-name="P8">sudo apt-get install default-jre</text:p>
      <text:p text:style-name="P8">sudo apt-get install default-jdk</text:p>
      <text:p text:style-name="P8">java -version</text:p>
      <text:p text:style-name="P8">javac -version</text:p>
      <text:p text:style-name="P8"/>
      <text:p text:style-name="P1">Instalacja I konfiguracja Intellij:</text:p>
      <text:p text:style-name="P8">download IntelliJ</text:p>
      <text:p text:style-name="P8">navigate to the download folder</text:p>
      <text:p text:style-name="P8">sudo tar xf ideaIC—*.tar.gz -C /opt/</text:p>
      <text:p text:style-name="P8">after unpacking:</text:p>
      <text:p text:style-name="P8">cd /opt/ideaIU-*</text:p>
      <text:p text:style-name="P8">cd bin</text:p>
      <text:p text:style-name="P8">sh idea.sh .</text:p>
      <text:p text:style-name="P8">Launch IntelliJ and CTRL+SHIFT+ALT+S:</text:p>
      <text:p text:style-name="P8">set default SDK</text:p>
      <text:p text:style-name="P8"/>
      <text:p text:style-name="P1">Instalacja gita:</text:p>
      <text:p text:style-name="P8">sudo apt-get install git</text:p>
      <text:p text:style-name="P8">git –version</text:p>
      <text:p text:style-name="P8">sudo apt install gitk</text:p>
      <text:p text:style-name="P14">sudo apt install git-flow</text:p>
      <text:p text:style-name="P8"/>
      <text:p text:style-name="P2">Konfiguracja gita:</text:p>
      <text:p text:style-name="P9">git config --global user.name "Adam Smakulski"</text:p>
      <text:p text:style-name="P9">git config --global user.email "adam.smakulski@gmail.com"</text:p>
      <text:p text:style-name="P9">git config --global credential.helper store</text:p>
      <text:p text:style-name="P9">git config --global core.editor nano</text:p>
      <text:p text:style-name="P8"/>
      <text:p text:style-name="P8"><text:span text:style-name="T7">S</text:span>tworzyc plik .gitignore I wpisac do niego:</text:p>
      <text:p text:style-name="P8">.idea</text:p>
      <text:p text:style-name="P8">out/</text:p>
      <text:p text:style-name="P8">lub zainstalowac wtyczke do IDEA. Using IDE built-in plugin system:</text:p>
      <text:p text:style-name="P8">File&gt;&gt;Plugins&gt;&gt;Browse Reporitories&gt;&gt;.gitignore</text:p>
      <text:p text:style-name="P8"/>
      <text:p text:style-name="P1">Helpers:</text:p>
      <text:p text:style-name="P3">For Hibernating, Suspending and other advanced options, install from Activities:</text:p>
      <text:p text:style-name="P15">GNOME Tweaks</text:p>
      <text:p text:style-name="P4"/>
      <text:p text:style-name="P4">File Commander</text:p>
      <text:p text:style-name="P16">Krusader from Ubuntu Software</text:p>
      <text:p text:style-name="P1"/>
      <text:p text:style-name="P1">Do od<text:span text:style-name="T8">t</text:span>warzania filmow z Samsunga Galaxy zainstalowac ponizsze (Unable to play this file</text:p>
      <text:p text:style-name="P8">sudo apt install gstreamer1.0-plugins-bad gstreamer1.0-libav</text:p>
      <text:p text:style-name="P8"/>
      <text:p text:style-name="P1">Remove directory from git and local</text:p>
      <text:p text:style-name="P8">You could checkout 'master' with both directories;</text:p>
      <text:p text:style-name="P8">git rm -r one-of-the-directories</text:p>
      <text:p text:style-name="P8">git commit -m "Remove duplicated directory"</text:p>
      <text:p text:style-name="P8">git push origin &lt;your-git-branch&gt; (typically 'master', but not always)</text:p>
      <text:p text:style-name="P8"/>
      <text:p text:style-name="P1">Remove directory from git but NOT local</text:p>
      <text:p text:style-name="P8">git rm -r --cached myFolder</text:p>
      <text:p text:style-name="P8"/>
      <text:p text:style-name="P5"/>
      <text:p text:style-name="P5"><text:soft-page-break/>Unlinking local repository from remote:</text:p>
      <text:p text:style-name="P10"><text:span text:style-name="T3">D</text:span>elete the config settings fro<text:span text:style-name="T1">m</text:span> .<text:span text:style-name="T1">git/config with:</text:span></text:p>
      <text:p text:style-name="P11">git remote rm origin</text:p>
      <text:p text:style-name="P10">The<text:span text:style-name="T2">n to get rid of th FETCH_HEAD which still points to github, do:</text:span></text:p>
      <text:p text:style-name="P11">rm .git/FETCH_HEAD</text:p>
      <text:p text:style-name="P8"/>
      <text:p text:style-name="P1">remove from the index with:</text:p>
      <text:p text:style-name="P8">git rm --cached jjdz5-materialy</text:p>
      <text:p text:style-name="P8"/>
      <text:p text:style-name="P1">wyswietl partycje:</text:p>
      <text:p text:style-name="P8">sudo lsblk -o NAME,FSTYPE,SIZE,MOUNTPOINT,</text:p>
      <text:p text:style-name="P8"/>
      <text:p text:style-name="P12"><text:span text:style-name="T4">Resetowanie lokalnego master brancha to aktualnego remote master brancha</text:span> </text:p>
      <text:p text:style-name="P12"><text:span text:style-name="T9">git </text:span>checkout master</text:p>
      <text:p text:style-name="P12"><text:span text:style-name="T9">git </text:span>fetch origin</text:p>
      <text:p text:style-name="P12">git reset --hard origin/master</text:p>
      <text:p text:style-name="P12"/>
      <text:p text:style-name="P24">Po przeniesieniu calego folderu z projektami na nowy komputer, w kazdym projekcie/module zrobic:</text:p>
      <text:p text:style-name="P23">git reset –hard HEAD</text:p>
      <text:p text:style-name="P12"/>
      <text:p text:style-name="P6"><text:span text:style-name="T6">Zawansonana konfiguracja</text:span> </text:p>
      <text:p text:style-name="P17">dConf z Ubuntu Software</text:p>
      <text:p text:style-name="P18">idle-brightness</text:p>
      <text:p text:style-name="P20">disable-hover-click</text:p>
      <text:p text:style-name="P18"/>
      <text:p text:style-name="P19"><text:span text:style-name="T4">Znajdz </text:span><text:span text:style-name="T5">i</text:span><text:span text:style-name="T4"> edytuj git config</text:span></text:p>
      <text:p text:style-name="P21">git config --global -e</text:p>
      <text:p text:style-name="P12"/>
      <text:p text:style-name="P12"/>
      <text:p text:style-name="P7">Konfiguracja GRUB Bootloader</text:p>
      <text:p text:style-name="P8">sudo add-apt-repository ppa:danielrichter2007/grub-customizer</text:p>
      <text:p text:style-name="P8">sudo apt-get update</text:p>
      <text:p text:style-name="P8">sudo apt-get install grub-customizer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7-16T21:25:08.209906019</dc:date>
    <meta:editing-duration>P2DT12H32M7S</meta:editing-duration>
    <meta:editing-cycles>46</meta:editing-cycles>
    <meta:generator>LibreOffice/6.0.3.2$Linux_X86_64 LibreOffice_project/00m0$Build-2</meta:generator>
    <meta:document-statistic meta:table-count="0" meta:image-count="0" meta:object-count="0" meta:page-count="2" meta:paragraph-count="72" meta:word-count="325" meta:character-count="2319" meta:non-whitespace-character-count="2073"/>
  </office:meta>
</office:document-meta>
</file>